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1.024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421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035cm"/>
    </style:style>
    <style:style style:name="gr16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5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Kelola Ujian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24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921cm" svg:height="5.334cm" svg:x="6.528cm" svg:y="3.861cm">
          <text:p text:style-name="P2"><text:span text:style-name="T1">Nama Matk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339cm" svg:y1="5.131cm" svg:x2="6.273cm" svg:y2="5.131cm">
          <text:p/>
        </draw:line>
        <draw:line draw:style-name="gr2" draw:text-style-name="P1" draw:layer="layout" svg:x1="5.34cm" svg:y1="7.931cm" svg:x2="6.274cm" svg:y2="7.931cm">
          <text:p/>
        </draw:line>
        <draw:line draw:style-name="gr2" draw:text-style-name="P1" draw:layer="layout" svg:x1="6.273cm" svg:y1="5.131cm" svg:x2="5.339cm" svg:y2="7.925cm">
          <text:p/>
        </draw:line>
        <draw:line draw:style-name="gr2" draw:text-style-name="P1" draw:layer="layout" svg:x1="7.173cm" svg:y1="5.131cm" svg:x2="8.632cm" svg:y2="5.131cm">
          <text:p/>
        </draw:line>
        <draw:line draw:style-name="gr2" draw:text-style-name="P1" draw:layer="layout" svg:x1="7.174cm" svg:y1="7.931cm" svg:x2="8.633cm" svg:y2="7.931cm">
          <text:p/>
        </draw:line>
        <draw:line draw:style-name="gr2" draw:text-style-name="P1" draw:layer="layout" svg:x1="8.632cm" svg:y1="5.131cm" svg:x2="7.173cm" svg:y2="7.925cm">
          <text:p/>
        </draw:line>
        <draw:line draw:style-name="gr2" draw:text-style-name="P1" draw:layer="layout" svg:x1="16.815cm" svg:y1="5.131cm" svg:x2="19.735cm" svg:y2="5.131cm">
          <text:p/>
        </draw:line>
        <draw:line draw:style-name="gr2" draw:text-style-name="P1" draw:layer="layout" svg:x1="16.817cm" svg:y1="7.931cm" svg:x2="19.737cm" svg:y2="7.931cm">
          <text:p/>
        </draw:line>
        <draw:line draw:style-name="gr2" draw:text-style-name="P1" draw:layer="layout" svg:x1="19.735cm" svg:y1="5.131cm" svg:x2="16.815cm" svg:y2="7.925cm">
          <text:p/>
        </draw:line>
        <draw:custom-shape draw:style-name="gr15" draw:text-style-name="P5" draw:layer="layout" svg:width="3.535cm" svg:height="5.334cm" svg:x="9.47cm" svg:y="3.861cm">
          <text:p text:style-name="P2"><text:span text:style-name="T1">Ke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374cm" svg:y1="5.131cm" svg:x2="11.98cm" svg:y2="5.131cm">
          <text:p/>
        </draw:line>
        <draw:line draw:style-name="gr2" draw:text-style-name="P1" draw:layer="layout" svg:x1="10.375cm" svg:y1="7.931cm" svg:x2="11.981cm" svg:y2="7.931cm">
          <text:p/>
        </draw:line>
        <draw:line draw:style-name="gr2" draw:text-style-name="P1" draw:layer="layout" svg:x1="11.98cm" svg:y1="5.131cm" svg:x2="10.374cm" svg:y2="7.925cm">
          <text:p/>
        </draw:line>
        <draw:custom-shape draw:style-name="gr16" draw:text-style-name="P5" draw:layer="layout" svg:width="3.048cm" svg:height="5.334cm" svg:x="13.005cm" svg:y="3.861cm">
          <text:p text:style-name="P2"><text:span text:style-name="T1">Waktu Uj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675cm" svg:y1="5.131cm" svg:x2="15.281cm" svg:y2="5.131cm">
          <text:p/>
        </draw:line>
        <draw:line draw:style-name="gr2" draw:text-style-name="P1" draw:layer="layout" svg:x1="13.676cm" svg:y1="7.931cm" svg:x2="15.282cm" svg:y2="7.931cm">
          <text:p/>
        </draw:line>
        <draw:line draw:style-name="gr2" draw:text-style-name="P1" draw:layer="layout" svg:x1="15.281cm" svg:y1="5.131cm" svg:x2="13.675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8:20:43.854429456</dc:date>
    <meta:editing-duration>PT1H41M1S</meta:editing-duration>
    <meta:editing-cycles>11</meta:editing-cycles>
    <meta:generator>LibreOffice/5.1.6.2$Linux_x86 LibreOffice_project/10m0$Build-2</meta:generator>
    <meta:document-statistic meta:object-count="33"/>
  </office:meta>
</office:document-meta>
</file>